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4.36mm"/>
    </style:style>
    <style:style style:name="co7" style:family="table-column">
      <style:table-column-properties fo:break-before="auto" style:column-width="78.42mm"/>
    </style:style>
    <style:style style:name="co8" style:family="table-column">
      <style:table-column-properties fo:break-before="auto" style:column-width="5.43mm"/>
    </style:style>
    <style:style style:name="co9" style:family="table-column">
      <style:table-column-properties fo:break-before="auto" style:column-width="62.9mm"/>
    </style:style>
    <style:style style:name="co10" style:family="table-column">
      <style:table-column-properties fo:break-before="auto" style:column-width="5.17mm"/>
    </style:style>
    <style:style style:name="co11" style:family="table-column">
      <style:table-column-properties fo:break-before="auto" style:column-width="44.38mm"/>
    </style:style>
    <style:style style:name="co12" style:family="table-column">
      <style:table-column-properties fo:break-before="auto" style:column-width="44.9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3"/>
          <table:table-cell office:value-type="string" calcext:value-type="string">
            <text:p>Par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h. #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hapter Titl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&lt;sup&gt;st&lt;/sup&gt; ed. Directory</text:p>
          </table:table-cell>
          <table:table-cell table:formula="of:=COM.MICROSOFT.CONCAT([.D1:.N1])" office:value-type="string" office:string-value="Part|Ch. #|Chapter Title|Directory|Notebook|1&lt;sup&gt;st&lt;/sup&gt; ed. Directory" calcext:value-type="string">
            <text:p>Part|Ch. #|Chapter Title|Directory|Notebook|1&lt;sup&gt;st&lt;/sup&gt; ed. Directo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: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</text:p>
          </table:table-cell>
          <table:table-cell table:formula="of:=COM.MICROSOFT.CONCAT([.D2:.N2])" office:value-type="string" office:string-value="---|---:|---|---|---|---" calcext:value-type="string">
            <text:p>---|---:|---|---|---|---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data-model</text:p>
          </table:table-cell>
          <table:table-cell table:formula="of:=COM.MICROSOFT.CONCAT([.A3];&quot;-&quot;;[.B3])" office:value-type="string" office:string-value="01-data-model" calcext:value-type="string">
            <text:p>01-data-model</text:p>
          </table:table-cell>
          <table:table-cell office:value-type="string" calcext:value-type="string">
            <text:p>I – Prologue</text:p>
          </table:table-cell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he Python Data Model</text:p>
          </table:table-cell>
          <table:table-cell office:value-type="string" calcext:value-type="string">
            <text:p>|</text:p>
          </table:table-cell>
          <table:table-cell table:formula="of:=COM.MICROSOFT.CONCAT(&quot;[&quot;; [.C3]; &quot;](&quot;;[.C3];&quot;)&quot;)" office:value-type="string" office:string-value="[01-data-model](01-data-model)" calcext:value-type="string">
            <text:p>[01-data-model](01-data-model)</text:p>
          </table:table-cell>
          <table:table-cell office:value-type="string" calcext:value-type="string">
            <text:p>|</text:p>
          </table:table-cell>
          <table:table-cell table:formula="of:=COM.MICROSOFT.CONCAT(&quot;[&quot;; [.B3]; &quot;.ipynb](&quot;;[.C3];&quot;/&quot;;[.B3];&quot;.ipynb)&quot;)" office:value-type="string" office:string-value="[data-model.ipynb](01-data-model/data-model.ipynb)" calcext:value-type="string">
            <text:p>[data-model.ipynb](01-data-model/data-model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1-data-model</text:p>
          </table:table-cell>
          <table:table-cell table:formula="of:=COM.MICROSOFT.CONCAT([.D3:.N3])" office:value-type="string" office:string-value="I – Prologue|1|The Python Data Model|[01-data-model](01-data-model)|[data-model.ipynb](01-data-model/data-model.ipynb)|01-data-model" calcext:value-type="string">
            <text:p>I – Prologue|1|The Python Data Model|[01-data-model](01-data-model)|[data-model.ipynb](01-data-model/data-model.ipynb)|01-data-model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array-seq</text:p>
          </table:table-cell>
          <table:table-cell table:formula="of:=COM.MICROSOFT.CONCAT([.A4];&quot;-&quot;;[.B4])" office:value-type="string" office:string-value="02-array-seq" calcext:value-type="string">
            <text:p>02-array-seq</text:p>
          </table:table-cell>
          <table:table-cell office:value-type="string" calcext:value-type="string">
            <text:p>II – Data Structures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n Array of Sequences</text:p>
          </table:table-cell>
          <table:table-cell office:value-type="string" calcext:value-type="string">
            <text:p>|</text:p>
          </table:table-cell>
          <table:table-cell table:formula="of:=COM.MICROSOFT.CONCAT(&quot;[&quot;; [.C4]; &quot;](&quot;;[.C4];&quot;)&quot;)" office:value-type="string" office:string-value="[02-array-seq](02-array-seq)" calcext:value-type="string">
            <text:p>[02-array-seq](02-array-seq)</text:p>
          </table:table-cell>
          <table:table-cell office:value-type="string" calcext:value-type="string">
            <text:p>|</text:p>
          </table:table-cell>
          <table:table-cell table:formula="of:=COM.MICROSOFT.CONCAT(&quot;[&quot;; [.B4]; &quot;.ipynb](&quot;;[.C4];&quot;/&quot;;[.B4];&quot;.ipynb)&quot;)" office:value-type="string" office:string-value="[array-seq.ipynb](02-array-seq/array-seq.ipynb)" calcext:value-type="string">
            <text:p>[array-seq.ipynb](02-array-seq/array-seq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2-array-seq</text:p>
          </table:table-cell>
          <table:table-cell table:formula="of:=COM.MICROSOFT.CONCAT([.D4:.N4])" office:value-type="string" office:string-value="II – Data Structures|2|An Array of Sequences|[02-array-seq](02-array-seq)|[array-seq.ipynb](02-array-seq/array-seq.ipynb)|02-array-seq" calcext:value-type="string">
            <text:p>II – Data Structures|2|An Array of Sequences|[02-array-seq](02-array-seq)|[array-seq.ipynb](02-array-seq/array-seq.ipynb)|02-array-seq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dict-set</text:p>
          </table:table-cell>
          <table:table-cell table:formula="of:=COM.MICROSOFT.CONCAT([.A5];&quot;-&quot;;[.B5])" office:value-type="string" office:string-value="03-dict-set" calcext:value-type="string">
            <text:p>03-dict-set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ctionaries and Sets</text:p>
          </table:table-cell>
          <table:table-cell office:value-type="string" calcext:value-type="string">
            <text:p>|</text:p>
          </table:table-cell>
          <table:table-cell table:formula="of:=COM.MICROSOFT.CONCAT(&quot;[&quot;; [.C5]; &quot;](&quot;;[.C5];&quot;)&quot;)" office:value-type="string" office:string-value="[03-dict-set](03-dict-set)" calcext:value-type="string">
            <text:p>[03-dict-set](03-dict-set)</text:p>
          </table:table-cell>
          <table:table-cell office:value-type="string" calcext:value-type="string">
            <text:p>|</text:p>
          </table:table-cell>
          <table:table-cell table:formula="of:=COM.MICROSOFT.CONCAT(&quot;[&quot;; [.B5]; &quot;.ipynb](&quot;;[.C5];&quot;/&quot;;[.B5];&quot;.ipynb)&quot;)" office:value-type="string" office:string-value="[dict-set.ipynb](03-dict-set/dict-set.ipynb)" calcext:value-type="string">
            <text:p>[dict-set.ipynb](03-dict-set/dict-set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3-dict-set</text:p>
          </table:table-cell>
          <table:table-cell table:formula="of:=COM.MICROSOFT.CONCAT([.D5:.N5])" office:value-type="string" office:string-value="&amp;nbsp;|3|Dictionaries and Sets|[03-dict-set](03-dict-set)|[dict-set.ipynb](03-dict-set/dict-set.ipynb)|03-dict-set" calcext:value-type="string">
            <text:p>&amp;nbsp;|3|Dictionaries and Sets|[03-dict-set](03-dict-set)|[dict-set.ipynb](03-dict-set/dict-set.ipynb)|03-dict-set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text-byte</text:p>
          </table:table-cell>
          <table:table-cell table:formula="of:=COM.MICROSOFT.CONCAT([.A6];&quot;-&quot;;[.B6])" office:value-type="string" office:string-value="04-text-byte" calcext:value-type="string">
            <text:p>04-text-byte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 versus Bytes</text:p>
          </table:table-cell>
          <table:table-cell office:value-type="string" calcext:value-type="string">
            <text:p>|</text:p>
          </table:table-cell>
          <table:table-cell table:formula="of:=COM.MICROSOFT.CONCAT(&quot;[&quot;; [.C6]; &quot;](&quot;;[.C6];&quot;)&quot;)" office:value-type="string" office:string-value="[04-text-byte](04-text-byte)" calcext:value-type="string">
            <text:p>[04-text-byte](04-text-byte)</text:p>
          </table:table-cell>
          <table:table-cell office:value-type="string" calcext:value-type="string">
            <text:p>|</text:p>
          </table:table-cell>
          <table:table-cell table:formula="of:=COM.MICROSOFT.CONCAT(&quot;[&quot;; [.B6]; &quot;.ipynb](&quot;;[.C6];&quot;/&quot;;[.B6];&quot;.ipynb)&quot;)" office:value-type="string" office:string-value="[text-byte.ipynb](04-text-byte/text-byte.ipynb)" calcext:value-type="string">
            <text:p>[text-byte.ipynb](04-text-byte/text-byte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4-text-byte</text:p>
          </table:table-cell>
          <table:table-cell table:formula="of:=COM.MICROSOFT.CONCAT([.D6:.N6])" office:value-type="string" office:string-value="&amp;nbsp;|4|Text versus Bytes|[04-text-byte](04-text-byte)|[text-byte.ipynb](04-text-byte/text-byte.ipynb)|04-text-byte" calcext:value-type="string">
            <text:p>&amp;nbsp;|4|Text versus Bytes|[04-text-byte](04-text-byte)|[text-byte.ipynb](04-text-byte/text-byte.ipynb)|04-text-byte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record-like</text:p>
          </table:table-cell>
          <table:table-cell table:formula="of:=COM.MICROSOFT.CONCAT([.A7];&quot;-&quot;;[.B7])" office:value-type="string" office:string-value="05-record-like" calcext:value-type="string">
            <text:p>05-record-like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ecord-like Data Structures 🆕</text:p>
          </table:table-cell>
          <table:table-cell office:value-type="string" calcext:value-type="string">
            <text:p>|</text:p>
          </table:table-cell>
          <table:table-cell table:formula="of:=COM.MICROSOFT.CONCAT(&quot;[&quot;; [.C7]; &quot;](&quot;;[.C7];&quot;)&quot;)" office:value-type="string" office:string-value="[05-record-like](05-record-like)" calcext:value-type="string">
            <text:p>[05-record-like](05-record-like)</text:p>
          </table:table-cell>
          <table:table-cell office:value-type="string" calcext:value-type="string">
            <text:p>|</text:p>
          </table:table-cell>
          <table:table-cell table:formula="of:=COM.MICROSOFT.CONCAT(&quot;[&quot;; [.B7]; &quot;.ipynb](&quot;;[.C7];&quot;/&quot;;[.B7];&quot;.ipynb)&quot;)" office:value-type="string" office:string-value="[record-like.ipynb](05-record-like/record-like.ipynb)" calcext:value-type="string">
            <text:p>[record-like.ipynb](05-record-like/record-like.ipynb)</text:p>
          </table:table-cell>
          <table:table-cell office:value-type="string" calcext:value-type="string">
            <text:p>|</text:p>
          </table:table-cell>
          <table:table-cell/>
          <table:table-cell table:formula="of:=COM.MICROSOFT.CONCAT([.D7:.N7])" office:value-type="string" office:string-value="&amp;nbsp;|5|Record-like Data Structures 🆕|[05-record-like](05-record-like)|[record-like.ipynb](05-record-like/record-like.ipynb)|" calcext:value-type="string">
            <text:p>&amp;nbsp;|5|Record-like Data Structures 🆕|[05-record-like](05-record-like)|[record-like.ipynb](05-record-like/record-like.ipynb)|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1class-func</text:p>
          </table:table-cell>
          <table:table-cell table:formula="of:=COM.MICROSOFT.CONCAT([.A8];&quot;-&quot;;[.B8])" office:value-type="string" office:string-value="06-1class-func" calcext:value-type="string">
            <text:p>06-1class-func</text:p>
          </table:table-cell>
          <table:table-cell office:value-type="string" calcext:value-type="string">
            <text:p>III – Functions as Objects</text:p>
          </table:table-cell>
          <table:table-cell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irst-Class Funcions</text:p>
          </table:table-cell>
          <table:table-cell office:value-type="string" calcext:value-type="string">
            <text:p>|</text:p>
          </table:table-cell>
          <table:table-cell table:formula="of:=COM.MICROSOFT.CONCAT(&quot;[&quot;; [.C8]; &quot;](&quot;;[.C8];&quot;)&quot;)" office:value-type="string" office:string-value="[06-1class-func](06-1class-func)" calcext:value-type="string">
            <text:p>[06-1class-func](06-1class-func)</text:p>
          </table:table-cell>
          <table:table-cell office:value-type="string" calcext:value-type="string">
            <text:p>|</text:p>
          </table:table-cell>
          <table:table-cell table:formula="of:=COM.MICROSOFT.CONCAT(&quot;[&quot;; [.B8]; &quot;.ipynb](&quot;;[.C8];&quot;/&quot;;[.B8];&quot;.ipynb)&quot;)" office:value-type="string" office:string-value="[1class-func.ipynb](06-1class-func/1class-func.ipynb)" calcext:value-type="string">
            <text:p>[1class-func.ipynb](06-1class-func/1class-func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5-1class-func</text:p>
          </table:table-cell>
          <table:table-cell table:formula="of:=COM.MICROSOFT.CONCAT([.D8:.N8])" office:value-type="string" office:string-value="III – Functions as Objects|6|First-Class Funcions|[06-1class-func](06-1class-func)|[1class-func.ipynb](06-1class-func/1class-func.ipynb)|05-1class-func" calcext:value-type="string">
            <text:p>III – Functions as Objects|6|First-Class Funcions|[06-1class-func](06-1class-func)|[1class-func.ipynb](06-1class-func/1class-func.ipynb)|05-1class-func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dp-1class-func</text:p>
          </table:table-cell>
          <table:table-cell table:formula="of:=COM.MICROSOFT.CONCAT([.A9];&quot;-&quot;;[.B9])" office:value-type="string" office:string-value="07-dp-1class-func" calcext:value-type="string">
            <text:p>07-dp-1class-func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sign Patterns with First-Class Functions</text:p>
          </table:table-cell>
          <table:table-cell office:value-type="string" calcext:value-type="string">
            <text:p>|</text:p>
          </table:table-cell>
          <table:table-cell table:formula="of:=COM.MICROSOFT.CONCAT(&quot;[&quot;; [.C9]; &quot;](&quot;;[.C9];&quot;)&quot;)" office:value-type="string" office:string-value="[07-dp-1class-func](07-dp-1class-func)" calcext:value-type="string">
            <text:p>[07-dp-1class-func](07-dp-1class-func)</text:p>
          </table:table-cell>
          <table:table-cell office:value-type="string" calcext:value-type="string">
            <text:p>|</text:p>
          </table:table-cell>
          <table:table-cell table:formula="of:=COM.MICROSOFT.CONCAT(&quot;[&quot;; [.B9]; &quot;.ipynb](&quot;;[.C9];&quot;/&quot;;[.B9];&quot;.ipynb)&quot;)" office:value-type="string" office:string-value="[dp-1class-func.ipynb](07-dp-1class-func/dp-1class-func.ipynb)" calcext:value-type="string">
            <text:p>[dp-1class-func.ipynb](07-dp-1class-func/dp-1class-func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6-dp-1class-func</text:p>
          </table:table-cell>
          <table:table-cell table:formula="of:=COM.MICROSOFT.CONCAT([.D9:.N9])" office:value-type="string" office:string-value="&amp;nbsp;|7|Design Patterns with First-Class Functions|[07-dp-1class-func](07-dp-1class-func)|[dp-1class-func.ipynb](07-dp-1class-func/dp-1class-func.ipynb)|06-dp-1class-func" calcext:value-type="string">
            <text:p>&amp;nbsp;|7|Design Patterns with First-Class Functions|[07-dp-1class-func](07-dp-1class-func)|[dp-1class-func.ipynb](07-dp-1class-func/dp-1class-func.ipynb)|06-dp-1class-func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closure-deco</text:p>
          </table:table-cell>
          <table:table-cell table:formula="of:=COM.MICROSOFT.CONCAT([.A10];&quot;-&quot;;[.B10])" office:value-type="string" office:string-value="08-closure-deco" calcext:value-type="string">
            <text:p>08-closure-deco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unction Decorators and Closures</text:p>
          </table:table-cell>
          <table:table-cell office:value-type="string" calcext:value-type="string">
            <text:p>|</text:p>
          </table:table-cell>
          <table:table-cell table:formula="of:=COM.MICROSOFT.CONCAT(&quot;[&quot;; [.C10]; &quot;](&quot;;[.C10];&quot;)&quot;)" office:value-type="string" office:string-value="[08-closure-deco](08-closure-deco)" calcext:value-type="string">
            <text:p>[08-closure-deco](08-closure-deco)</text:p>
          </table:table-cell>
          <table:table-cell office:value-type="string" calcext:value-type="string">
            <text:p>|</text:p>
          </table:table-cell>
          <table:table-cell table:formula="of:=COM.MICROSOFT.CONCAT(&quot;[&quot;; [.B10]; &quot;.ipynb](&quot;;[.C10];&quot;/&quot;;[.B10];&quot;.ipynb)&quot;)" office:value-type="string" office:string-value="[closure-deco.ipynb](08-closure-deco/closure-deco.ipynb)" calcext:value-type="string">
            <text:p>[closure-deco.ipynb](08-closure-deco/closure-deco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7-closure-deco</text:p>
          </table:table-cell>
          <table:table-cell table:formula="of:=COM.MICROSOFT.CONCAT([.D10:.N10])" office:value-type="string" office:string-value="&amp;nbsp;|8|Function Decorators and Closures|[08-closure-deco](08-closure-deco)|[closure-deco.ipynb](08-closure-deco/closure-deco.ipynb)|07-closure-deco" calcext:value-type="string">
            <text:p>&amp;nbsp;|8|Function Decorators and Closures|[08-closure-deco](08-closure-deco)|[closure-deco.ipynb](08-closure-deco/closure-deco.ipynb)|07-closure-deco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def-type-hints</text:p>
          </table:table-cell>
          <table:table-cell table:formula="of:=COM.MICROSOFT.CONCAT([.A11];&quot;-&quot;;[.B11])" office:value-type="string" office:string-value="09-def-type-hints" calcext:value-type="string">
            <text:p>09-def-type-hints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ype Hints in Function Definitions 🆕</text:p>
          </table:table-cell>
          <table:table-cell office:value-type="string" calcext:value-type="string">
            <text:p>|</text:p>
          </table:table-cell>
          <table:table-cell table:formula="of:=COM.MICROSOFT.CONCAT(&quot;[&quot;; [.C11]; &quot;](&quot;;[.C11];&quot;)&quot;)" office:value-type="string" office:string-value="[09-def-type-hints](09-def-type-hints)" calcext:value-type="string">
            <text:p>[09-def-type-hints](09-def-type-hints)</text:p>
          </table:table-cell>
          <table:table-cell office:value-type="string" calcext:value-type="string">
            <text:p>|</text:p>
          </table:table-cell>
          <table:table-cell table:formula="of:=COM.MICROSOFT.CONCAT(&quot;[&quot;; [.B11]; &quot;.ipynb](&quot;;[.C11];&quot;/&quot;;[.B11];&quot;.ipynb)&quot;)" office:value-type="string" office:string-value="[def-type-hints.ipynb](09-def-type-hints/def-type-hints.ipynb)" calcext:value-type="string">
            <text:p>[def-type-hints.ipynb](09-def-type-hints/def-type-hints.ipynb)</text:p>
          </table:table-cell>
          <table:table-cell office:value-type="string" calcext:value-type="string">
            <text:p>|</text:p>
          </table:table-cell>
          <table:table-cell/>
          <table:table-cell table:formula="of:=COM.MICROSOFT.CONCAT([.D11:.N11])" office:value-type="string" office:string-value="&amp;nbsp;|9|Type Hints in Function Definitions 🆕|[09-def-type-hints](09-def-type-hints)|[def-type-hints.ipynb](09-def-type-hints/def-type-hints.ipynb)|" calcext:value-type="string">
            <text:p>&amp;nbsp;|9|Type Hints in Function Definitions 🆕|[09-def-type-hints](09-def-type-hints)|[def-type-hints.ipynb](09-def-type-hints/def-type-hints.ipynb)|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obj-ref</text:p>
          </table:table-cell>
          <table:table-cell table:formula="of:=COM.MICROSOFT.CONCAT([.A12];&quot;-&quot;;[.B12])" office:value-type="string" office:string-value="10-obj-ref" calcext:value-type="string">
            <text:p>10-obj-ref</text:p>
          </table:table-cell>
          <table:table-cell office:value-type="string" calcext:value-type="string">
            <text:p>IV – Object-Oriented Idioms</text:p>
          </table:table-cell>
          <table:table-cell office:value-type="string" calcext:value-type="string">
            <text:p>|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bject References, Mutability, and Recycling</text:p>
          </table:table-cell>
          <table:table-cell office:value-type="string" calcext:value-type="string">
            <text:p>|</text:p>
          </table:table-cell>
          <table:table-cell table:formula="of:=COM.MICROSOFT.CONCAT(&quot;[&quot;; [.C12]; &quot;](&quot;;[.C12];&quot;)&quot;)" office:value-type="string" office:string-value="[10-obj-ref](10-obj-ref)" calcext:value-type="string">
            <text:p>[10-obj-ref](10-obj-ref)</text:p>
          </table:table-cell>
          <table:table-cell office:value-type="string" calcext:value-type="string">
            <text:p>|</text:p>
          </table:table-cell>
          <table:table-cell table:formula="of:=COM.MICROSOFT.CONCAT(&quot;[&quot;; [.B12]; &quot;.ipynb](&quot;;[.C12];&quot;/&quot;;[.B12];&quot;.ipynb)&quot;)" office:value-type="string" office:string-value="[obj-ref.ipynb](10-obj-ref/obj-ref.ipynb)" calcext:value-type="string">
            <text:p>[obj-ref.ipynb](10-obj-ref/obj-ref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8-obj-ref</text:p>
          </table:table-cell>
          <table:table-cell table:formula="of:=COM.MICROSOFT.CONCAT([.D12:.N12])" office:value-type="string" office:string-value="IV – Object-Oriented Idioms|10|Object References, Mutability, and Recycling|[10-obj-ref](10-obj-ref)|[obj-ref.ipynb](10-obj-ref/obj-ref.ipynb)|08-obj-ref" calcext:value-type="string">
            <text:p>IV – Object-Oriented Idioms|10|Object References, Mutability, and Recycling|[10-obj-ref](10-obj-ref)|[obj-ref.ipynb](10-obj-ref/obj-ref.ipynb)|08-obj-ref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pythonic-obj</text:p>
          </table:table-cell>
          <table:table-cell table:formula="of:=COM.MICROSOFT.CONCAT([.A13];&quot;-&quot;;[.B13])" office:value-type="string" office:string-value="11-pythonic-obj" calcext:value-type="string">
            <text:p>11-pythonic-obj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 Pythonic Object</text:p>
          </table:table-cell>
          <table:table-cell office:value-type="string" calcext:value-type="string">
            <text:p>|</text:p>
          </table:table-cell>
          <table:table-cell table:formula="of:=COM.MICROSOFT.CONCAT(&quot;[&quot;; [.C13]; &quot;](&quot;;[.C13];&quot;)&quot;)" office:value-type="string" office:string-value="[11-pythonic-obj](11-pythonic-obj)" calcext:value-type="string">
            <text:p>[11-pythonic-obj](11-pythonic-obj)</text:p>
          </table:table-cell>
          <table:table-cell office:value-type="string" calcext:value-type="string">
            <text:p>|</text:p>
          </table:table-cell>
          <table:table-cell table:formula="of:=COM.MICROSOFT.CONCAT(&quot;[&quot;; [.B13]; &quot;.ipynb](&quot;;[.C13];&quot;/&quot;;[.B13];&quot;.ipynb)&quot;)" office:value-type="string" office:string-value="[pythonic-obj.ipynb](11-pythonic-obj/pythonic-obj.ipynb)" calcext:value-type="string">
            <text:p>[pythonic-obj.ipynb](11-pythonic-obj/pythonic-obj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9-pythonic-obj</text:p>
          </table:table-cell>
          <table:table-cell table:formula="of:=COM.MICROSOFT.CONCAT([.D13:.N13])" office:value-type="string" office:string-value="&amp;nbsp;|11|A Pythonic Object|[11-pythonic-obj](11-pythonic-obj)|[pythonic-obj.ipynb](11-pythonic-obj/pythonic-obj.ipynb)|09-pythonic-obj" calcext:value-type="string">
            <text:p>&amp;nbsp;|11|A Pythonic Object|[11-pythonic-obj](11-pythonic-obj)|[pythonic-obj.ipynb](11-pythonic-obj/pythonic-obj.ipynb)|09-pythonic-obj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seq-hacking</text:p>
          </table:table-cell>
          <table:table-cell table:formula="of:=COM.MICROSOFT.CONCAT([.A14];&quot;-&quot;;[.B14])" office:value-type="string" office:string-value="12-seq-hacking" calcext:value-type="string">
            <text:p>12-seq-hacking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equence Hacking, Hashing, and Slicing</text:p>
          </table:table-cell>
          <table:table-cell office:value-type="string" calcext:value-type="string">
            <text:p>|</text:p>
          </table:table-cell>
          <table:table-cell table:formula="of:=COM.MICROSOFT.CONCAT(&quot;[&quot;; [.C14]; &quot;](&quot;;[.C14];&quot;)&quot;)" office:value-type="string" office:string-value="[12-seq-hacking](12-seq-hacking)" calcext:value-type="string">
            <text:p>[12-seq-hacking](12-seq-hacking)</text:p>
          </table:table-cell>
          <table:table-cell office:value-type="string" calcext:value-type="string">
            <text:p>|</text:p>
          </table:table-cell>
          <table:table-cell table:formula="of:=COM.MICROSOFT.CONCAT(&quot;[&quot;; [.B14]; &quot;.ipynb](&quot;;[.C14];&quot;/&quot;;[.B14];&quot;.ipynb)&quot;)" office:value-type="string" office:string-value="[seq-hacking.ipynb](12-seq-hacking/seq-hacking.ipynb)" calcext:value-type="string">
            <text:p>[seq-hacking.ipynb](12-seq-hacking/seq-hacking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0-seq-hacking</text:p>
          </table:table-cell>
          <table:table-cell table:formula="of:=COM.MICROSOFT.CONCAT([.D14:.N14])" office:value-type="string" office:string-value="&amp;nbsp;|12|Sequence Hacking, Hashing, and Slicing|[12-seq-hacking](12-seq-hacking)|[seq-hacking.ipynb](12-seq-hacking/seq-hacking.ipynb)|10-seq-hacking" calcext:value-type="string">
            <text:p>&amp;nbsp;|12|Sequence Hacking, Hashing, and Slicing|[12-seq-hacking](12-seq-hacking)|[seq-hacking.ipynb](12-seq-hacking/seq-hacking.ipynb)|10-seq-hacking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iface-abc</text:p>
          </table:table-cell>
          <table:table-cell table:formula="of:=COM.MICROSOFT.CONCAT([.A15];&quot;-&quot;;[.B15])" office:value-type="string" office:string-value="13-iface-abc" calcext:value-type="string">
            <text:p>13-iface-abc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terfaces: From Protocols to ABCs</text:p>
          </table:table-cell>
          <table:table-cell office:value-type="string" calcext:value-type="string">
            <text:p>|</text:p>
          </table:table-cell>
          <table:table-cell table:formula="of:=COM.MICROSOFT.CONCAT(&quot;[&quot;; [.C15]; &quot;](&quot;;[.C15];&quot;)&quot;)" office:value-type="string" office:string-value="[13-iface-abc](13-iface-abc)" calcext:value-type="string">
            <text:p>[13-iface-abc](13-iface-abc)</text:p>
          </table:table-cell>
          <table:table-cell office:value-type="string" calcext:value-type="string">
            <text:p>|</text:p>
          </table:table-cell>
          <table:table-cell table:formula="of:=COM.MICROSOFT.CONCAT(&quot;[&quot;; [.B15]; &quot;.ipynb](&quot;;[.C15];&quot;/&quot;;[.B15];&quot;.ipynb)&quot;)" office:value-type="string" office:string-value="[iface-abc.ipynb](13-iface-abc/iface-abc.ipynb)" calcext:value-type="string">
            <text:p>[iface-abc.ipynb](13-iface-abc/iface-abc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1-iface-abc</text:p>
          </table:table-cell>
          <table:table-cell table:formula="of:=COM.MICROSOFT.CONCAT([.D15:.N15])" office:value-type="string" office:string-value="&amp;nbsp;|13|Interfaces: From Protocols to ABCs|[13-iface-abc](13-iface-abc)|[iface-abc.ipynb](13-iface-abc/iface-abc.ipynb)|11-iface-abc" calcext:value-type="string">
            <text:p>&amp;nbsp;|13|Interfaces: From Protocols to ABCs|[13-iface-abc](13-iface-abc)|[iface-abc.ipynb](13-iface-abc/iface-abc.ipynb)|11-iface-abc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inheritance</text:p>
          </table:table-cell>
          <table:table-cell table:formula="of:=COM.MICROSOFT.CONCAT([.A16];&quot;-&quot;;[.B16])" office:value-type="string" office:string-value="14-inheritance" calcext:value-type="string">
            <text:p>14-inheritance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heritance: For Good or For Worse</text:p>
          </table:table-cell>
          <table:table-cell office:value-type="string" calcext:value-type="string">
            <text:p>|</text:p>
          </table:table-cell>
          <table:table-cell table:formula="of:=COM.MICROSOFT.CONCAT(&quot;[&quot;; [.C16]; &quot;](&quot;;[.C16];&quot;)&quot;)" office:value-type="string" office:string-value="[14-inheritance](14-inheritance)" calcext:value-type="string">
            <text:p>[14-inheritance](14-inheritance)</text:p>
          </table:table-cell>
          <table:table-cell office:value-type="string" calcext:value-type="string">
            <text:p>|</text:p>
          </table:table-cell>
          <table:table-cell table:formula="of:=COM.MICROSOFT.CONCAT(&quot;[&quot;; [.B16]; &quot;.ipynb](&quot;;[.C16];&quot;/&quot;;[.B16];&quot;.ipynb)&quot;)" office:value-type="string" office:string-value="[inheritance.ipynb](14-inheritance/inheritance.ipynb)" calcext:value-type="string">
            <text:p>[inheritance.ipynb](14-inheritance/inheritance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2-inheritance</text:p>
          </table:table-cell>
          <table:table-cell table:formula="of:=COM.MICROSOFT.CONCAT([.D16:.N16])" office:value-type="string" office:string-value="&amp;nbsp;|14|Inheritance: For Good or For Worse|[14-inheritance](14-inheritance)|[inheritance.ipynb](14-inheritance/inheritance.ipynb)|12-inheritance" calcext:value-type="string">
            <text:p>&amp;nbsp;|14|Inheritance: For Good or For Worse|[14-inheritance](14-inheritance)|[inheritance.ipynb](14-inheritance/inheritance.ipynb)|12-inheritance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ype-hints</text:p>
          </table:table-cell>
          <table:table-cell table:formula="of:=COM.MICROSOFT.CONCAT([.A17];&quot;-&quot;;[.B17])" office:value-type="string" office:string-value="15-type-hints" calcext:value-type="string">
            <text:p>15-type-hints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ype Hints Distilled 🆕</text:p>
          </table:table-cell>
          <table:table-cell office:value-type="string" calcext:value-type="string">
            <text:p>|</text:p>
          </table:table-cell>
          <table:table-cell table:formula="of:=COM.MICROSOFT.CONCAT(&quot;[&quot;; [.C17]; &quot;](&quot;;[.C17];&quot;)&quot;)" office:value-type="string" office:string-value="[15-type-hints](15-type-hints)" calcext:value-type="string">
            <text:p>[15-type-hints](15-type-hints)</text:p>
          </table:table-cell>
          <table:table-cell office:value-type="string" calcext:value-type="string">
            <text:p>|</text:p>
          </table:table-cell>
          <table:table-cell table:formula="of:=COM.MICROSOFT.CONCAT(&quot;[&quot;; [.B17]; &quot;.ipynb](&quot;;[.C17];&quot;/&quot;;[.B17];&quot;.ipynb)&quot;)" office:value-type="string" office:string-value="[type-hints.ipynb](15-type-hints/type-hints.ipynb)" calcext:value-type="string">
            <text:p>[type-hints.ipynb](15-type-hints/type-hints.ipynb)</text:p>
          </table:table-cell>
          <table:table-cell office:value-type="string" calcext:value-type="string">
            <text:p>|</text:p>
          </table:table-cell>
          <table:table-cell/>
          <table:table-cell table:formula="of:=COM.MICROSOFT.CONCAT([.D17:.N17])" office:value-type="string" office:string-value="&amp;nbsp;|15|Type Hints Distilled 🆕|[15-type-hints](15-type-hints)|[type-hints.ipynb](15-type-hints/type-hints.ipynb)|" calcext:value-type="string">
            <text:p>&amp;nbsp;|15|Type Hints Distilled 🆕|[15-type-hints](15-type-hints)|[type-hints.ipynb](15-type-hints/type-hints.ipynb)|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op-overloading</text:p>
          </table:table-cell>
          <table:table-cell table:formula="of:=COM.MICROSOFT.CONCAT([.A18];&quot;-&quot;;[.B18])" office:value-type="string" office:string-value="16-op-overloading" calcext:value-type="string">
            <text:p>16-op-overloading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rator Overloading: Doing It Right</text:p>
          </table:table-cell>
          <table:table-cell office:value-type="string" calcext:value-type="string">
            <text:p>|</text:p>
          </table:table-cell>
          <table:table-cell table:formula="of:=COM.MICROSOFT.CONCAT(&quot;[&quot;; [.C18]; &quot;](&quot;;[.C18];&quot;)&quot;)" office:value-type="string" office:string-value="[16-op-overloading](16-op-overloading)" calcext:value-type="string">
            <text:p>[16-op-overloading](16-op-overloading)</text:p>
          </table:table-cell>
          <table:table-cell office:value-type="string" calcext:value-type="string">
            <text:p>|</text:p>
          </table:table-cell>
          <table:table-cell table:formula="of:=COM.MICROSOFT.CONCAT(&quot;[&quot;; [.B18]; &quot;.ipynb](&quot;;[.C18];&quot;/&quot;;[.B18];&quot;.ipynb)&quot;)" office:value-type="string" office:string-value="[op-overloading.ipynb](16-op-overloading/op-overloading.ipynb)" calcext:value-type="string">
            <text:p>[op-overloading.ipynb](16-op-overloading/op-overloading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3-op-overloading</text:p>
          </table:table-cell>
          <table:table-cell table:formula="of:=COM.MICROSOFT.CONCAT([.D18:.N18])" office:value-type="string" office:string-value="&amp;nbsp;|16|Operator Overloading: Doing It Right|[16-op-overloading](16-op-overloading)|[op-overloading.ipynb](16-op-overloading/op-overloading.ipynb)|13-op-overloading" calcext:value-type="string">
            <text:p>&amp;nbsp;|16|Operator Overloading: Doing It Right|[16-op-overloading](16-op-overloading)|[op-overloading.ipynb](16-op-overloading/op-overloading.ipynb)|13-op-overloading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it-generator</text:p>
          </table:table-cell>
          <table:table-cell table:formula="of:=COM.MICROSOFT.CONCAT([.A19];&quot;-&quot;;[.B19])" office:value-type="string" office:string-value="17-it-generator" calcext:value-type="string">
            <text:p>17-it-generator</text:p>
          </table:table-cell>
          <table:table-cell office:value-type="string" calcext:value-type="string">
            <text:p>V – Control Flow</text:p>
          </table:table-cell>
          <table:table-cell office:value-type="string" calcext:value-type="string">
            <text:p>|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terables, Iterators, and Generators</text:p>
          </table:table-cell>
          <table:table-cell office:value-type="string" calcext:value-type="string">
            <text:p>|</text:p>
          </table:table-cell>
          <table:table-cell table:formula="of:=COM.MICROSOFT.CONCAT(&quot;[&quot;; [.C19]; &quot;](&quot;;[.C19];&quot;)&quot;)" office:value-type="string" office:string-value="[17-it-generator](17-it-generator)" calcext:value-type="string">
            <text:p>[17-it-generator](17-it-generator)</text:p>
          </table:table-cell>
          <table:table-cell office:value-type="string" calcext:value-type="string">
            <text:p>|</text:p>
          </table:table-cell>
          <table:table-cell table:formula="of:=COM.MICROSOFT.CONCAT(&quot;[&quot;; [.B19]; &quot;.ipynb](&quot;;[.C19];&quot;/&quot;;[.B19];&quot;.ipynb)&quot;)" office:value-type="string" office:string-value="[it-generator.ipynb](17-it-generator/it-generator.ipynb)" calcext:value-type="string">
            <text:p>[it-generator.ipynb](17-it-generator/it-generator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4-it-generator</text:p>
          </table:table-cell>
          <table:table-cell table:formula="of:=COM.MICROSOFT.CONCAT([.D19:.N19])" office:value-type="string" office:string-value="V – Control Flow|17|Iterables, Iterators, and Generators|[17-it-generator](17-it-generator)|[it-generator.ipynb](17-it-generator/it-generator.ipynb)|14-it-generator" calcext:value-type="string">
            <text:p>V – Control Flow|17|Iterables, Iterators, and Generators|[17-it-generator](17-it-generator)|[it-generator.ipynb](17-it-generator/it-generator.ipynb)|14-it-generato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context-mngr</text:p>
          </table:table-cell>
          <table:table-cell table:formula="of:=COM.MICROSOFT.CONCAT([.A20];&quot;-&quot;;[.B20])" office:value-type="string" office:string-value="18-context-mngr" calcext:value-type="string">
            <text:p>18-context-mngr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text Managers and else Blocks</text:p>
          </table:table-cell>
          <table:table-cell office:value-type="string" calcext:value-type="string">
            <text:p>|</text:p>
          </table:table-cell>
          <table:table-cell table:formula="of:=COM.MICROSOFT.CONCAT(&quot;[&quot;; [.C20]; &quot;](&quot;;[.C20];&quot;)&quot;)" office:value-type="string" office:string-value="[18-context-mngr](18-context-mngr)" calcext:value-type="string">
            <text:p>[18-context-mngr](18-context-mngr)</text:p>
          </table:table-cell>
          <table:table-cell office:value-type="string" calcext:value-type="string">
            <text:p>|</text:p>
          </table:table-cell>
          <table:table-cell table:formula="of:=COM.MICROSOFT.CONCAT(&quot;[&quot;; [.B20]; &quot;.ipynb](&quot;;[.C20];&quot;/&quot;;[.B20];&quot;.ipynb)&quot;)" office:value-type="string" office:string-value="[context-mngr.ipynb](18-context-mngr/context-mngr.ipynb)" calcext:value-type="string">
            <text:p>[context-mngr.ipynb](18-context-mngr/context-mngr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5-context-mngr</text:p>
          </table:table-cell>
          <table:table-cell table:formula="of:=COM.MICROSOFT.CONCAT([.D20:.N20])" office:value-type="string" office:string-value="&amp;nbsp;|18|Context Managers and else Blocks|[18-context-mngr](18-context-mngr)|[context-mngr.ipynb](18-context-mngr/context-mngr.ipynb)|15-context-mngr" calcext:value-type="string">
            <text:p>&amp;nbsp;|18|Context Managers and else Blocks|[18-context-mngr](18-context-mngr)|[context-mngr.ipynb](18-context-mngr/context-mngr.ipynb)|15-context-mng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coroutine</text:p>
          </table:table-cell>
          <table:table-cell table:formula="of:=COM.MICROSOFT.CONCAT([.A21];&quot;-&quot;;[.B21])" office:value-type="string" office:string-value="19-coroutine" calcext:value-type="string">
            <text:p>19-coroutine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routines</text:p>
          </table:table-cell>
          <table:table-cell office:value-type="string" calcext:value-type="string">
            <text:p>|</text:p>
          </table:table-cell>
          <table:table-cell table:formula="of:=COM.MICROSOFT.CONCAT(&quot;[&quot;; [.C21]; &quot;](&quot;;[.C21];&quot;)&quot;)" office:value-type="string" office:string-value="[19-coroutine](19-coroutine)" calcext:value-type="string">
            <text:p>[19-coroutine](19-coroutine)</text:p>
          </table:table-cell>
          <table:table-cell office:value-type="string" calcext:value-type="string">
            <text:p>|</text:p>
          </table:table-cell>
          <table:table-cell table:formula="of:=COM.MICROSOFT.CONCAT(&quot;[&quot;; [.B21]; &quot;.ipynb](&quot;;[.C21];&quot;/&quot;;[.B21];&quot;.ipynb)&quot;)" office:value-type="string" office:string-value="[coroutine.ipynb](19-coroutine/coroutine.ipynb)" calcext:value-type="string">
            <text:p>[coroutine.ipynb](19-coroutine/coroutine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6-coroutine</text:p>
          </table:table-cell>
          <table:table-cell table:formula="of:=COM.MICROSOFT.CONCAT([.D21:.N21])" office:value-type="string" office:string-value="&amp;nbsp;|19|Coroutines|[19-coroutine](19-coroutine)|[coroutine.ipynb](19-coroutine/coroutine.ipynb)|16-coroutine" calcext:value-type="string">
            <text:p>&amp;nbsp;|19|Coroutines|[19-coroutine](19-coroutine)|[coroutine.ipynb](19-coroutine/coroutine.ipynb)|16-coroutine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futures</text:p>
          </table:table-cell>
          <table:table-cell table:formula="of:=COM.MICROSOFT.CONCAT([.A22];&quot;-&quot;;[.B22])" office:value-type="string" office:string-value="20-futures" calcext:value-type="string">
            <text:p>20-futures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currency with Futures</text:p>
          </table:table-cell>
          <table:table-cell office:value-type="string" calcext:value-type="string">
            <text:p>|</text:p>
          </table:table-cell>
          <table:table-cell table:formula="of:=COM.MICROSOFT.CONCAT(&quot;[&quot;; [.C22]; &quot;](&quot;;[.C22];&quot;)&quot;)" office:value-type="string" office:string-value="[20-futures](20-futures)" calcext:value-type="string">
            <text:p>[20-futures](20-futures)</text:p>
          </table:table-cell>
          <table:table-cell office:value-type="string" calcext:value-type="string">
            <text:p>|</text:p>
          </table:table-cell>
          <table:table-cell table:formula="of:=COM.MICROSOFT.CONCAT(&quot;[&quot;; [.B22]; &quot;.ipynb](&quot;;[.C22];&quot;/&quot;;[.B22];&quot;.ipynb)&quot;)" office:value-type="string" office:string-value="[futures.ipynb](20-futures/futures.ipynb)" calcext:value-type="string">
            <text:p>[futures.ipynb](20-futures/futures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7-futures</text:p>
          </table:table-cell>
          <table:table-cell table:formula="of:=COM.MICROSOFT.CONCAT([.D22:.N22])" office:value-type="string" office:string-value="&amp;nbsp;|20|Concurrency with Futures|[20-futures](20-futures)|[futures.ipynb](20-futures/futures.ipynb)|17-futures" calcext:value-type="string">
            <text:p>&amp;nbsp;|20|Concurrency with Futures|[20-futures](20-futures)|[futures.ipynb](20-futures/futures.ipynb)|17-futures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syncio</text:p>
          </table:table-cell>
          <table:table-cell table:formula="of:=COM.MICROSOFT.CONCAT([.A23];&quot;-&quot;;[.B23])" office:value-type="string" office:string-value="21-asyncio" calcext:value-type="string">
            <text:p>21-asyncio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currency with asyncio</text:p>
          </table:table-cell>
          <table:table-cell office:value-type="string" calcext:value-type="string">
            <text:p>|</text:p>
          </table:table-cell>
          <table:table-cell table:formula="of:=COM.MICROSOFT.CONCAT(&quot;[&quot;; [.C23]; &quot;](&quot;;[.C23];&quot;)&quot;)" office:value-type="string" office:string-value="[21-asyncio](21-asyncio)" calcext:value-type="string">
            <text:p>[21-asyncio](21-asyncio)</text:p>
          </table:table-cell>
          <table:table-cell office:value-type="string" calcext:value-type="string">
            <text:p>|</text:p>
          </table:table-cell>
          <table:table-cell table:formula="of:=COM.MICROSOFT.CONCAT(&quot;[&quot;; [.B23]; &quot;.ipynb](&quot;;[.C23];&quot;/&quot;;[.B23];&quot;.ipynb)&quot;)" office:value-type="string" office:string-value="[asyncio.ipynb](21-asyncio/asyncio.ipynb)" calcext:value-type="string">
            <text:p>[asyncio.ipynb](21-asyncio/asyncio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8-asyncio</text:p>
          </table:table-cell>
          <table:table-cell table:formula="of:=COM.MICROSOFT.CONCAT([.D23:.N23])" office:value-type="string" office:string-value="&amp;nbsp;|21|Concurrency with asyncio|[21-asyncio](21-asyncio)|[asyncio.ipynb](21-asyncio/asyncio.ipynb)|18-asyncio" calcext:value-type="string">
            <text:p>&amp;nbsp;|21|Concurrency with asyncio|[21-asyncio](21-asyncio)|[asyncio.ipynb](21-asyncio/asyncio.ipynb)|18-asyncio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dyn-attr-prop</text:p>
          </table:table-cell>
          <table:table-cell table:formula="of:=COM.MICROSOFT.CONCAT([.A24];&quot;-&quot;;[.B24])" office:value-type="string" office:string-value="22-dyn-attr-prop" calcext:value-type="string">
            <text:p>22-dyn-attr-prop</text:p>
          </table:table-cell>
          <table:table-cell office:value-type="string" calcext:value-type="string">
            <text:p>VI – Metaprogramming</text:p>
          </table:table-cell>
          <table:table-cell office:value-type="string" calcext:value-type="string">
            <text:p>|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ynamic Attributes and Properties</text:p>
          </table:table-cell>
          <table:table-cell office:value-type="string" calcext:value-type="string">
            <text:p>|</text:p>
          </table:table-cell>
          <table:table-cell table:formula="of:=COM.MICROSOFT.CONCAT(&quot;[&quot;; [.C24]; &quot;](&quot;;[.C24];&quot;)&quot;)" office:value-type="string" office:string-value="[22-dyn-attr-prop](22-dyn-attr-prop)" calcext:value-type="string">
            <text:p>[22-dyn-attr-prop](22-dyn-attr-prop)</text:p>
          </table:table-cell>
          <table:table-cell office:value-type="string" calcext:value-type="string">
            <text:p>|</text:p>
          </table:table-cell>
          <table:table-cell table:formula="of:=COM.MICROSOFT.CONCAT(&quot;[&quot;; [.B24]; &quot;.ipynb](&quot;;[.C24];&quot;/&quot;;[.B24];&quot;.ipynb)&quot;)" office:value-type="string" office:string-value="[dyn-attr-prop.ipynb](22-dyn-attr-prop/dyn-attr-prop.ipynb)" calcext:value-type="string">
            <text:p>[dyn-attr-prop.ipynb](22-dyn-attr-prop/dyn-attr-prop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9-dyn-attr-prop</text:p>
          </table:table-cell>
          <table:table-cell table:formula="of:=COM.MICROSOFT.CONCAT([.D24:.N24])" office:value-type="string" office:string-value="VI – Metaprogramming|22|Dynamic Attributes and Properties|[22-dyn-attr-prop](22-dyn-attr-prop)|[dyn-attr-prop.ipynb](22-dyn-attr-prop/dyn-attr-prop.ipynb)|19-dyn-attr-prop" calcext:value-type="string">
            <text:p>VI – Metaprogramming|22|Dynamic Attributes and Properties|[22-dyn-attr-prop](22-dyn-attr-prop)|[dyn-attr-prop.ipynb](22-dyn-attr-prop/dyn-attr-prop.ipynb)|19-dyn-attr-prop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descriptor</text:p>
          </table:table-cell>
          <table:table-cell table:formula="of:=COM.MICROSOFT.CONCAT([.A25];&quot;-&quot;;[.B25])" office:value-type="string" office:string-value="23-descriptor" calcext:value-type="string">
            <text:p>23-descriptor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ttribute Descriptors</text:p>
          </table:table-cell>
          <table:table-cell office:value-type="string" calcext:value-type="string">
            <text:p>|</text:p>
          </table:table-cell>
          <table:table-cell table:formula="of:=COM.MICROSOFT.CONCAT(&quot;[&quot;; [.C25]; &quot;](&quot;;[.C25];&quot;)&quot;)" office:value-type="string" office:string-value="[23-descriptor](23-descriptor)" calcext:value-type="string">
            <text:p>[23-descriptor](23-descriptor)</text:p>
          </table:table-cell>
          <table:table-cell office:value-type="string" calcext:value-type="string">
            <text:p>|</text:p>
          </table:table-cell>
          <table:table-cell table:formula="of:=COM.MICROSOFT.CONCAT(&quot;[&quot;; [.B25]; &quot;.ipynb](&quot;;[.C25];&quot;/&quot;;[.B25];&quot;.ipynb)&quot;)" office:value-type="string" office:string-value="[descriptor.ipynb](23-descriptor/descriptor.ipynb)" calcext:value-type="string">
            <text:p>[descriptor.ipynb](23-descriptor/descriptor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0-descriptor</text:p>
          </table:table-cell>
          <table:table-cell table:formula="of:=COM.MICROSOFT.CONCAT([.D25:.N25])" office:value-type="string" office:string-value="&amp;nbsp;|23|Attribute Descriptors|[23-descriptor](23-descriptor)|[descriptor.ipynb](23-descriptor/descriptor.ipynb)|20-descriptor" calcext:value-type="string">
            <text:p>&amp;nbsp;|23|Attribute Descriptors|[23-descriptor](23-descriptor)|[descriptor.ipynb](23-descriptor/descriptor.ipynb)|20-descripto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class-metaprog</text:p>
          </table:table-cell>
          <table:table-cell table:formula="of:=COM.MICROSOFT.CONCAT([.A26];&quot;-&quot;;[.B26])" office:value-type="string" office:string-value="24-class-metaprog" calcext:value-type="string">
            <text:p>24-class-metaprog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lass Metapgrogramming</text:p>
          </table:table-cell>
          <table:table-cell office:value-type="string" calcext:value-type="string">
            <text:p>|</text:p>
          </table:table-cell>
          <table:table-cell table:formula="of:=COM.MICROSOFT.CONCAT(&quot;[&quot;; [.C26]; &quot;](&quot;;[.C26];&quot;)&quot;)" office:value-type="string" office:string-value="[24-class-metaprog](24-class-metaprog)" calcext:value-type="string">
            <text:p>[24-class-metaprog](24-class-metaprog)</text:p>
          </table:table-cell>
          <table:table-cell office:value-type="string" calcext:value-type="string">
            <text:p>|</text:p>
          </table:table-cell>
          <table:table-cell table:formula="of:=COM.MICROSOFT.CONCAT(&quot;[&quot;; [.B26]; &quot;.ipynb](&quot;;[.C26];&quot;/&quot;;[.B26];&quot;.ipynb)&quot;)" office:value-type="string" office:string-value="[class-metaprog.ipynb](24-class-metaprog/class-metaprog.ipynb)" calcext:value-type="string">
            <text:p>[class-metaprog.ipynb](24-class-metaprog/class-metaprog.ipynb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1-class-metaprog</text:p>
          </table:table-cell>
          <table:table-cell table:formula="of:=COM.MICROSOFT.CONCAT([.D26:.N26])" office:value-type="string" office:string-value="&amp;nbsp;|24|Class Metapgrogramming|[24-class-metaprog](24-class-metaprog)|[class-metaprog.ipynb](24-class-metaprog/class-metaprog.ipynb)|21-class-metaprog" calcext:value-type="string">
            <text:p>&amp;nbsp;|24|Class Metapgrogramming|[24-class-metaprog](24-class-metaprog)|[class-metaprog.ipynb](24-class-metaprog/class-metaprog.ipynb)|21-class-metapro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 style:data-style-name="N2" text:time-value="11:49:00.533641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06:28:28.280983691</meta:creation-date>
    <dc:date>2019-04-06T17:20:09.539680104</dc:date>
    <meta:editing-duration>PT8M35S</meta:editing-duration>
    <meta:editing-cycles>2</meta:editing-cycles>
    <meta:generator>LibreOffice/6.0.7.3$Linux_X86_64 LibreOffice_project/00m0$Build-3</meta:generator>
    <meta:document-statistic meta:table-count="1" meta:cell-count="381" meta:object-count="0"/>
  </office:meta>
</office:document-meta>
</file>